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B4000009A0195EA69297AB543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1%" draw:contrast="-15%" draw:gamma="100%" draw:red="1%" draw:green="0%" draw:blue="2%" fo:clip="rect(0cm, 16.063cm, 22.126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316cm" svg:height="18.106cm" draw:transform="rotate (1.56381500978692) translate (1.3cm 12.374cm)">
          <draw:image xlink:href="Pictures/10000000000006B4000009A0195EA69297AB543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6T18:03:05.575000000</dc:date>
    <meta:editing-duration>PT2M12S</meta:editing-duration>
    <meta:editing-cycles>1</meta:editing-cycles>
    <meta:generator>LibreOffice/5.2.6.2$Windows_x86 LibreOffice_project/a3100ed2409ebf1c212f5048fbe377c281438fdc</meta:generator>
    <meta:document-statistic meta:object-count="1"/>
  </office:meta>
</office:document-meta>
</file>